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cc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096cm" svg:height="0.762cm" svg:x="7.283cm" svg:y="1.652cm">
          <text:p text:style-name="P1">Abstract base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04cm" svg:height="0.889cm" svg:x="7.156cm" svg:y="3.022cm">
          <text:p text:style-name="P1">Undocumented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776cm" svg:y1="2.525cm" svg:x2="13.379cm" svg:y2="2.033cm" draw:start-shape="id1" draw:start-glue-point="5" draw:end-shape="id2" draw:end-glue-point="7" svg:d="M14776 2525l-1397-492" svg:viewBox="0 0 1398 493">
          <text:p/>
        </draw:connector>
        <draw:custom-shape draw:style-name="gr4" draw:text-style-name="P1" xml:id="id1" draw:id="id1" draw:layer="layout" svg:width="5.461cm" svg:height="0.762cm" svg:x="14.776cm" svg:y="2.144cm">
          <text:p text:style-name="P1">Public Inheritanc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09-28T13:17:33.172628230</meta:creation-date>
    <dc:date>2015-09-28T13:17:57.176483793</dc:date>
    <dc:creator>Rachel Waxman</dc:creator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